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8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P11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span text:style-name="T9">2. </text:span><text:a xlink:type="simple" xlink:href="#_vyhbfp4t666x" text:style-name="Index_20_Link" text:visited-style-name="Index_20_Link"><text:span text:style-name="T9">Entrega “Caso práctico 1” y/o “Caso práctico 2”</text:span></text:a><text:span text:style-name="T9"><text:tab/>3</text:span></text:p>
        </text:index-body>
      </text:table-of-content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6">UD08. Actividades entregables</text:span></text:p>
      <text:list xml:id="list3920468018" text:style-name="WWNum1">
        <text:list-item>
          <text:p text:style-name="P25"><text:bookmark text:name="_dbh0n1vac4c8"/>Introducción</text:p>
        </text:list-item>
      </text:list>
      <text:p text:style-name="P10">En esta unidad debes entregar un PDF/ODT <text:span text:style-name="T19">donde elijas 1 de los 2 casos prácticos</text:span> y demuestres su realización. A continuación indicamos que entregar en cada uno de los casos prácticos.</text:p>
      <text:p text:style-name="P10"/>
      <text:p text:style-name="P9"><text:span text:style-name="T12"><text:s/>❕</text:span><text:span text:style-name="T13"> </text:span><text:span text:style-name="T11">Atención:</text:span> por si tu mente se lo ha saltado… <text:span text:style-name="T11">¡Solo 1 de los 2 casos prácticos!</text:span> :)</text:p>
      <text:list xml:id="list95422955977341" text:continue-numbering="true" text:style-name="WWNum1">
        <text:list-item>
          <text:p text:style-name="P25"><text:bookmark text:name="_vyhbfp4t666x"/>Entrega “Caso práctico 1” y/o “Caso práctico 2”</text:p>
        </text:list-item>
      </text:list>
      <text:p text:style-name="P10">Para demostrar que el despliegue ha sido correcto se propone que se adjunten capturas de los siguientes comandos: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24"><text:span text:style-name="T20">kubectl get pods</text:span></text:p>
          </table:table-cell>
        </table:table-row>
      </table:table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><text:span text:style-name="T20">kubectl get deployments</text:span></text:p>
          </table:table-cell>
        </table:table-row>
      </table:table>
      <text:p text:style-name="P2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<text:span text:style-name="T20">kubectl get services</text:span></text:p>
          </table:table-cell>
        </table:table-row>
      </table:table>
      <text:p text:style-name="P2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><text:span text:style-name="T20">kubectl get <text:s/>HorizontalPodAutoscaler</text:span>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Actividades entregables</text:span></text:p>
      </style:header>
      <style:footer>
        <text:p text:style-name="MP4"><text:span text:style-name="MT1">Curso Introducción a Docker<text:tab/><text:tab/>UD08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3" meta:object-count="0" meta:page-count="2" meta:paragraph-count="26" meta:word-count="206" meta:character-count="1295" meta:non-whitespace-character-count="1107"/>
    <meta:generator>LibreOfficeDev/6.0.5.2$Linux_X86_64 LibreOffice_project/</meta:generator>
  </office:meta>
</office:document-meta>
</file>